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Candara" officeooo:rsid="001f09b9" officeooo:paragraph-rsid="001f09b9"/>
    </style:style>
    <style:style style:name="P2" style:family="paragraph" style:parent-style-name="Standard">
      <style:text-properties style:font-name="Candara" style:text-underline-style="solid" style:text-underline-width="auto" style:text-underline-color="font-color" fo:font-weight="bold" officeooo:rsid="001f09b9" officeooo:paragraph-rsid="001f09b9" style:font-weight-asian="bold" style:font-weight-complex="bold"/>
    </style:style>
    <style:style style:name="P3" style:family="paragraph" style:parent-style-name="Standard">
      <style:text-properties style:font-name="Candara" style:text-underline-style="solid" style:text-underline-width="auto" style:text-underline-color="font-color" fo:font-weight="normal" officeooo:rsid="001f09b9" officeooo:paragraph-rsid="001f09b9" style:font-weight-asian="normal" style:font-weight-complex="normal"/>
    </style:style>
    <style:style style:name="P4" style:family="paragraph" style:parent-style-name="Standard">
      <style:text-properties style:font-name="Candara" style:text-underline-style="none" fo:font-weight="normal" officeooo:rsid="001f09b9" officeooo:paragraph-rsid="001f09b9" style:font-weight-asian="normal" style:font-weight-complex="normal"/>
    </style:style>
    <style:style style:name="P5" style:family="paragraph" style:parent-style-name="Standard">
      <style:text-properties style:font-name="Candara" style:text-underline-style="none" fo:font-weight="normal" officeooo:rsid="001f09b9" officeooo:paragraph-rsid="001f437f" style:font-weight-asian="normal" style:font-weight-complex="normal"/>
    </style:style>
    <style:style style:name="P6" style:family="paragraph" style:parent-style-name="Standard">
      <style:text-properties style:font-name="Candara" style:text-underline-style="none" fo:font-weight="normal" officeooo:rsid="001f09b9" officeooo:paragraph-rsid="00213cab" style:font-weight-asian="normal" style:font-weight-complex="normal"/>
    </style:style>
    <style:style style:name="P7" style:family="paragraph" style:parent-style-name="Standard">
      <style:text-properties style:font-name="Candara" style:text-underline-style="none" fo:font-weight="normal" officeooo:rsid="001f437f" officeooo:paragraph-rsid="001f437f" style:font-weight-asian="normal" style:font-weight-complex="normal"/>
    </style:style>
    <style:style style:name="P8" style:family="paragraph" style:parent-style-name="Standard">
      <style:text-properties style:font-name="Candara" style:text-underline-style="none" fo:font-weight="normal" officeooo:rsid="00213cab" officeooo:paragraph-rsid="00213cab" style:font-weight-asian="normal" style:font-weight-complex="normal"/>
    </style:style>
    <style:style style:name="P9" style:family="paragraph" style:parent-style-name="Standard">
      <style:text-properties officeooo:paragraph-rsid="001f09b9"/>
    </style:style>
    <style:style style:name="P10" style:family="paragraph" style:parent-style-name="Standard">
      <style:text-properties officeooo:rsid="001f437f" officeooo:paragraph-rsid="001f437f"/>
    </style:style>
    <style:style style:name="T1" style:family="text">
      <style:text-properties fo:font-variant="normal" fo:text-transform="none" fo:color="#000000" style:text-line-through-style="none" style:font-name="arial" fo:font-size="9.75pt" fo:letter-spacing="normal" fo:font-style="normal" style:text-underline-style="none" fo:font-weight="normal" officeooo:rsid="001f09b9" style:text-blinking="false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font-name="arial" fo:font-size="9.75pt" fo:letter-spacing="normal" fo:font-style="normal" style:text-blinking="false"/>
    </style:style>
    <style:style style:name="T3" style:family="text">
      <style:text-properties style:font-name="Candara" style:text-underline-style="none" fo:font-weight="normal" style:font-weight-asian="normal" style:font-weight-complex="normal"/>
    </style:style>
    <style:style style:name="T4" style:family="text">
      <style:text-properties style:font-name="Candara" style:text-underline-style="none" fo:font-weight="normal" officeooo:rsid="001f09b9" style:font-weight-asian="normal" style:font-weight-complex="normal"/>
    </style:style>
    <style:style style:name="T5" style:family="text">
      <style:text-properties officeooo:rsid="001f437f"/>
    </style:style>
    <style:style style:name="T6" style:family="text">
      <style:text-properties officeooo:rsid="00213cab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officeooo:rsid="0022e0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cas Hauswald</text:p>
      <text:p text:style-name="P1">Toni Konzack</text:p>
      <text:p text:style-name="P2"><text:span text:style-name="T7">Projekt Dokumentbeschreibungssprachen</text:span></text:p>
      <text:p text:style-name="P3"/>
      <text:p text:style-name="P3">Darstellung der XML-Struktur für Nichtinformatiker</text:p>
      <text:p text:style-name="P3"/>
      <text:p text:style-name="P4">1 . Erklärung der Begriffe:</text:p>
      <text:p text:style-name="P4"><text:tab/><text:tab/><text:tab/></text:p>
      <text:p text:style-name="P7">&lt;station&gt;<text:tab/><text:tab/>beinhaltet alle Informationen der Wetterstation</text:p>
      <text:p text:style-name="P4"/>
      <text:p text:style-name="P4">&lt;wbanno&gt;<text:tab/><text:tab/>Nummer der Wetterstation<text:tab/><text:tab/></text:p>
      <text:p text:style-name="P4"/>
      <text:p text:style-name="P4">&lt;longitude&gt;<text:tab/><text:tab/>Längen-</text:p>
      <text:p text:style-name="P4">&lt;latitude&gt;<text:tab/><text:tab/>und Breitengrad der Wetterstation</text:p>
      <text:p text:style-name="P10"><text:span text:style-name="T4"/></text:p>
      <text:p text:style-name="P10"><text:span text:style-name="T4">&lt;</text:span><text:span text:style-name="T3">set&gt;<text:tab/><text:tab/><text:tab/>beinhaltet alle stündlichen Updates einer Wetterstation <text:tab/><text:tab/><text:tab/></text:span></text:p>
      <text:p text:style-name="P9"><text:span text:style-name="T4"/></text:p>
      <text:p text:style-name="P9"><text:span text:style-name="T4">&lt;utc_d&gt; <text:tab/><text:tab/>Datum nach UTC (koordinierte Weltzeit</text:span><text:span text:style-name="T1">)</text:span><text:span text:style-name="T4"> </text:span></text:p>
      <text:p text:style-name="P4">&lt;utc_t&gt; <text:s text:c="2"/><text:tab/><text:tab/>Zeit nach UTC (koordinierte Weltzeit<text:span text:style-name="T2">)</text:span></text:p>
      <text:p text:style-name="P4"/>
      <text:p text:style-name="P4">&lt;crx_vn&gt;<text:tab/><text:tab/>Versionsnummer des Aufzeichnungsprogramms</text:p>
      <text:p text:style-name="P4"/>
      <text:p text:style-name="P5">&lt;temp&gt;&lt;t_calc&gt;<text:tab/><text:span text:style-name="T5">Durchschnittslufttemperatur der letzten 5 Minuten in Grad Celsius </text:span></text:p>
      <text:p text:style-name="P5">&lt;temp&gt;&lt;t_hr&gt;<text:tab/><text:span text:style-name="T5">Durchschnittslufttemperatur der gesamten Stunde<text:tab/></text:span></text:p>
      <text:p text:style-name="P5">&lt;temp&gt;&lt;t_max&gt;<text:tab/><text:span text:style-name="T5">Höchste Lufttemperatur<text:tab/><text:tab/><text:tab/><text:tab/><text:tab/></text:span></text:p>
      <text:p text:style-name="P5">&lt;temp&gt;&lt;t_min&gt;<text:tab/><text:span text:style-name="T5">Niedrigste Lufttemperatur<text:tab/><text:tab/><text:tab/><text:tab/></text:span></text:p>
      <text:p text:style-name="P4"/>
      <text:p text:style-name="P4">&lt;solar&gt;&lt;avg&gt;<text:tab/><text:tab/><text:span text:style-name="T5">durchschnittliche Sonneneinstrahlung gemessen in W/m²</text:span></text:p>
      <text:p text:style-name="P4">&lt;solar&gt;&lt;max&gt;<text:tab/><text:tab/><text:span text:style-name="T5">Höchste Sonneneinstrahlung</text:span></text:p>
      <text:p text:style-name="P4">&lt;solar&gt;&lt;min&gt; <text:tab/><text:tab/><text:span text:style-name="T5">Niedrigste Sonneneinstrahlung<text:tab/><text:tab/><text:tab/><text:tab/></text:span></text:p>
      <text:p text:style-name="P4"/>
      <text:p text:style-name="P5">&lt;sur [@type]&gt;<text:tab/><text:span text:style-name="T5">Typisierung der Temperaturmessung am Boden</text:span></text:p>
      <text:p text:style-name="P6"><text:span text:style-name="T5"><text:tab/><text:tab/><text:tab/>R – raw (unbearbeitet)</text:span></text:p>
      <text:p text:style-name="P6"><text:tab/><text:tab/><text:tab/><text:span text:style-name="T6">C – corrected (korrigiert)</text:span></text:p>
      <text:p text:style-name="P6"><text:span text:style-name="T6"><text:tab/><text:tab/><text:tab/>U – unknown (unbekannt)</text:span></text:p>
      <text:p text:style-name="P6">&lt;sur&gt;&lt;t&gt; <text:s text:c="7"/><text:tab/><text:tab/><text:span text:style-name="T5">Durchschnittsbodentemperatur der gesamten Stunde in Grad Celsius</text:span></text:p>
      <text:p text:style-name="P4">&lt;sur&gt;&lt;t_max&gt; <text:tab/><text:span text:style-name="T6">Höchste Bodentemperatur</text:span></text:p>
      <text:p text:style-name="P4">&lt;sur&gt;&lt;t_min&gt; <text:s/><text:tab/><text:span text:style-name="T6">Niedrigste Bodentemperatur</text:span></text:p>
      <text:p text:style-name="P4"/>
      <text:p text:style-name="P4">&lt;rh_hr&gt; <text:s text:c="4"/><text:tab/><text:tab/><text:span text:style-name="T6">Durchschnitt der relativen Luftfeuchtigkeit</text:span></text:p>
      <text:p text:style-name="P4"/>
      <text:p text:style-name="P4">&lt;soil&gt;&lt;moist_<text:span text:style-name="T5">50</text:span>&gt;<text:tab/><text:span text:style-name="T6">durchschnittliche Bodenfeuchtigkeit 50 cm unterhalb der Oberfläche </text:span></text:p>
      <text:p text:style-name="P6">&lt;soil&gt;&lt;moist_<text:span text:style-name="T5">100</text:span>&gt;<text:tab/><text:span text:style-name="T6">durchschnittliche Bodenfeuchtigkeit 100 cm unterhalb der Oberfläche </text:span></text:p>
      <text:p text:style-name="P5"/>
      <text:p text:style-name="P5">&lt;soil&gt;&lt;t_<text:span text:style-name="T5">5</text:span>&gt;<text:tab/><text:tab/><text:span text:style-name="T6">durchschnittliche Bodentemperatur 5 cm unterhalb der Oberfläche</text:span></text:p>
      <text:p text:style-name="P6">&lt;soil&gt;&lt;t_<text:span text:style-name="T5">10</text:span>&gt;<text:tab/><text:tab/><text:span text:style-name="T6">durchschnittliche Bodentemperatur 10 cm unterhalb der Oberfläche</text:span></text:p>
      <text:p text:style-name="P6">&lt;soil&gt;&lt;t_<text:span text:style-name="T5">20</text:span>&gt;<text:tab/><text:tab/><text:span text:style-name="T6">durchschnittliche Bodentemperatur 20 cm unterhalb der Oberfläche</text:span></text:p>
      <text:p text:style-name="P6">&lt;soil&gt;&lt;t_<text:span text:style-name="T5">50</text:span>&gt;<text:tab/><text:tab/><text:span text:style-name="T6">durchschnittliche Bodentemperatur 50 cm unterhalb der Oberfläche</text:span></text:p>
      <text:p text:style-name="P6">&lt;soil&gt;&lt;t_<text:span text:style-name="T5">100</text:span>&gt; <text:tab/><text:span text:style-name="T6">durchschnittliche Bodentemperatur 100 cm unterhalb der Oberfläche</text:span></text:p>
      <text:p text:style-name="P8"><text:soft-page-break/>2. <text:span text:style-name="T8">Erläuterung der XML-Struktur:</text:span></text:p>
      <text:p text:style-name="P8"/>
      <text:p text:style-name="P8">Die XML-Struktur gibt Auskunft über die ganzjährig bestehende Messung einer Wetterstation.</text:p>
      <text:p text:style-name="P8">Die Struktur ist zweigeteilt in konstante und variable Informationen. Unter den konstanten Informationen befindet sich die Nummer der Wetterstation sowie die geografische Lage. </text:p>
      <text:p text:style-name="P8">Variable Informationen werden stündlich aktualisiert. <text:span text:style-name="T8">Zum einen</text:span> enthalten <text:span text:style-name="T8">sie</text:span> <text:span text:style-name="T8">allgemeine </text:span>Auskunft über das Datu<text:span text:style-name="T8">m, </text:span>die Zeit <text:span text:style-name="T8">und die Version der Software, womit die Daten analysiert werden und zum anderen wetterabhängige Informationen. Diese unterteilen sich in Lufttemperatur, Sonneneinstrahlung, relative Luftfeuchtigkeit und Bodentemperatur über und unter der Oberfläche. </text:span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2T14:16:59.961000000</meta:creation-date>
    <dc:date>2014-06-22T15:16:36.639000000</dc:date>
    <meta:editing-duration>PT7M5S</meta:editing-duration>
    <meta:editing-cycles>1</meta:editing-cycles>
    <meta:document-statistic meta:table-count="0" meta:image-count="0" meta:object-count="0" meta:page-count="2" meta:paragraph-count="40" meta:word-count="264" meta:character-count="2488" meta:non-whitespace-character-count="2179"/>
    <meta:generator>LibreOffice/4.1.2.3$Windows_x86 LibreOffice_project/40b2d7fde7e8d2d7bc5a449dc65df4d08a7dd38</meta:generator>
  </office:meta>
</office:document-meta>
</file>